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44B7000047A8000033F4A3A79DE4.svg" manifest:media-type=""/>
  <manifest:file-entry manifest:full-path="Pictures/100002010000033E0000025A298A162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cm" svg:height="5.799cm" svg:x="0.025cm" svg:y="0.025cm">
          <draw:image xlink:href="Pictures/100002010000033E0000025A298A1624.png" xlink:type="simple" xlink:show="embed" xlink:actuate="onLoad"/>
          <draw:image xlink:href="Pictures/100044B7000047A8000033F4A3A79DE4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001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4-02-04T22:36:08</meta:creation-date>
    <dc:date>2014-02-05T01:12:44</dc:date>
    <dc:creator>Helio Filho</dc:creator>
    <meta:editing-duration>PT1H18M19S</meta:editing-duration>
    <meta:editing-cycles>6</meta:editing-cycles>
    <meta:generator>LibreOffice/4.0.2.2$Linux_X86_64 LibreOffice_project/400m0$Build-2</meta:generator>
    <meta:document-statistic meta:object-count="1"/>
  </office:meta>
</office:document-meta>
</file>